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55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tr_simple_2" table:style-name="ta1">
        <table:shapes>
          <draw:frame draw:z-index="1" draw:id="id0" draw:style-name="a0" draw:name="Chart 1" svg:x="0.54933in" svg:y="1.84962in" svg:width="9.3697in" svg:height="5.3646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0.0499in" svg:y="1.77705in" svg:width="8.3094in" svg:height="5.312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AI = 2.000000 <text:s text:c="3"/>GFLOPs/s = 9.914045 <text:s text:c="3"/>time = 1.613872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GFLOPs/s</text:p>
          </table:table-cell>
          <table:table-cell office:value-type="string" table:style-name="ce1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 spent all this time calculating 5.09223e+06</text:p>
          </table:table-cell>
          <table:table-cell office:value-type="float" office:value="0.125" table:style-name="ce1">
            <text:p>0.125</text:p>
          </table:table-cell>
          <table:table-cell office:value-type="float" office:value="2.2120419999999998" table:style-name="ce1">
            <text:p>2.212042</text:p>
          </table:table-cell>
          <table:table-cell office:value-type="float" office:value="0.452071" table:style-name="ce1">
            <text:p>0.45207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1.3113490000000001" table:style-name="ce1">
            <text:p>1.311349</text:p>
          </table:table-cell>
          <table:table-cell office:value-type="float" office:value="1.525417" table:style-name="ce1">
            <text:p>1.52541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2.2576559999999999" table:style-name="ce1">
            <text:p>2.257656</text:p>
          </table:table-cell>
          <table:table-cell office:value-type="float" office:value="1.771749" table:style-name="ce1">
            <text:p>1.77174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7498119999999999" table:style-name="ce1">
            <text:p>3.749812</text:p>
          </table:table-cell>
          <table:table-cell office:value-type="float" office:value="2.1334399999999998" table:style-name="ce1">
            <text:p>2.1334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.9140449999999998" table:style-name="ce1">
            <text:p>9.914045</text:p>
          </table:table-cell>
          <table:table-cell office:value-type="float" office:value="1613872" table:style-name="ce1">
            <text:p>161387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.089925000000001" table:style-name="ce1">
            <text:p>19.089925</text:p>
          </table:table-cell>
          <table:table-cell office:value-type="float" office:value="1.676277" table:style-name="ce1">
            <text:p>1.67627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0.844446999999999" table:style-name="ce1">
            <text:p>20.844447</text:p>
          </table:table-cell>
          <table:table-cell office:value-type="float" office:value="3.0703619999999998" table:style-name="ce1">
            <text:p>3.070362</text:p>
          </table:table-cell>
          <table:table-cell table:number-columns-repeated="16380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3" svg:x="0.96875in" svg:y="0.125in" svg:width="8.79167in" svg:height="3.1041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dc:date>2025-01-26T14:57:50Z</dc:date>
    <meta:editing-cycles>1</meta:editing-cycles>
    <meta:editing-duration>PT5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non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6.2511811023622pt" svg:width="674.618346456693pt" chart:style-name="Crt0">
        <chart:title chart:style-name="CT00">
          <text:p text:style-name="a0" text:class-names="" text:cond-style-name="">GFLOPs/s vs AI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LOPs/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I</text:p>
            </chart:title>
          </chart:axis>
          <chart:series chart:label-cell-address="str_simple_2.$C$1" chart:values-cell-range-address="str_simple_2.$C$2:.$C$8" chart:class="chart:scatter" chart:attached-axis="primary-y" chart:style-name="G0S0">
            <chart:domain table:cell-range-address="str_simple_2.$B$2:.$B$8"/>
            <chart:data-point chart:repeated="4"/>
            <chart:data-point chart:style-name="G0S0P4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1389in" svg:stroke-color="#004586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2.4783464566929pt" svg:width="598.2767716535432pt" chart:style-name="Crt0">
        <chart:title chart:style-name="CT00">
          <text:p text:style-name="a0" text:class-names="" text:cond-style-name="">GFLOPs/s vs AI (0.125 to 4 AI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LOPs/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I</text:p>
            </chart:title>
          </chart:axis>
          <chart:series chart:label-cell-address="str_simple_2.$C$1" chart:values-cell-range-address="str_simple_2.$C$2:.$C$7" chart:class="chart:scatter" chart:attached-axis="primary-y" chart:style-name="G0S0">
            <chart:domain table:cell-range-address="str_simple_2.$B$2:.$B$7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3.5pt" svg:width="633.0pt" chart:style-name="Crt0">
        <chart:title chart:style-name="CT00">
          <text:p text:style-name="a0" text:class-names="" text:cond-style-name="">GLOPs/s vs AI (4 to 8 AI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tr_simple_2.$B$8:.$C$8" chart:class="chart:scatter" chart:attached-axis="primary-y" chart:style-name="G0S0">
            <chart:domain table:cell-range-address="str_simple_2.$B$7:.$C$7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